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ft button</text:p>
      <text:p text:style-name="P2">(000) Piano1</text:p>
      <text:p text:style-name="P2">(001) Piano2</text:p>
      <text:p text:style-name="P2">(002) Piano3</text:p>
      <text:p text:style-name="P2">(003) Honkytonk</text:p>
      <text:p text:style-name="P2">(004) EPiano1</text:p>
      <text:p text:style-name="P2">(005) EPiano2</text:p>
      <text:p text:style-name="P2">(006) Harpsichord</text:p>
      <text:p text:style-name="P2">(007) Clav</text:p>
      <text:p text:style-name="P2">(008) Celesta</text:p>
      <text:p text:style-name="P2">(009) Glockenspiel</text:p>
      <text:p text:style-name="P2">(010) MusicBox</text:p>
      <text:p text:style-name="P2">(011) Vibraphone</text:p>
      <text:p text:style-name="P2">(012) Marimba</text:p>
      <text:p text:style-name="P2">(013) Xylophone</text:p>
      <text:p text:style-name="P2">(014) Tubularbell</text:p>
      <text:p text:style-name="P2">(015) Vibraphone</text:p>
      <text:p text:style-name="P2">(016) Organ1</text:p>
      <text:p text:style-name="P2">(017) Organ2</text:p>
      <text:p text:style-name="P2">(018) Organ3</text:p>
      <text:p text:style-name="P2">(019) ChurchOrg1</text:p>
      <text:p text:style-name="P2">(020) ReedOrgan</text:p>
      <text:p text:style-name="P2">(021) AccordionFr</text:p>
      <text:p text:style-name="P2">(022) Harmonica</text:p>
      <text:p text:style-name="P2">(023) Bandoneon</text:p>
      <text:p text:style-name="P2">(024) NylonstrGt</text:p>
      <text:p text:style-name="P2">(025) SteelstrGt</text:p>
      <text:p text:style-name="P2">(026) JazzGt</text:p>
      <text:p text:style-name="P2">(027) CleanGt</text:p>
      <text:p text:style-name="P2">(028) MutedGt</text:p>
      <text:p text:style-name="P2">(029) OverdriveGt</text:p>
      <text:p text:style-name="P2">(030) DistortionGt</text:p>
      <text:p text:style-name="P2">(031) GtHarmonics</text:p>
      <text:p text:style-name="P2">(032) AcousticBs</text:p>
      <text:p text:style-name="P2">(033) FingeredBs</text:p>
      <text:p text:style-name="P2">(034) PickedBs</text:p>
      <text:p text:style-name="P2">(035) FretlessBs</text:p>
      <text:p text:style-name="P2">(036) SlapBass1</text:p>
      <text:p text:style-name="P2">(037) SlapBass2</text:p>
      <text:p text:style-name="P2">(038) SynthBass1</text:p>
      <text:p text:style-name="P2">(039) SynthBass2</text:p>
      <text:p text:style-name="P2">(040) Violin</text:p>
      <text:p text:style-name="P2">(041) Viola</text:p>
      <text:p text:style-name="P2">(042) Cello</text:p>
      <text:p text:style-name="P2">(043) Contrabass</text:p>
      <text:p text:style-name="P2">(044) TremoloStr</text:p>
      <text:p text:style-name="P2">(045) PizzicatoStr</text:p>
      <text:p text:style-name="P2">(046) Harp</text:p>
      <text:p text:style-name="P2">(047) Timpani (<text:span text:style-name="T1">missing</text:span>)</text:p>
      <text:p text:style-name="P2">(048) Strings</text:p>
      <text:p text:style-name="P2">(049) SlowStrings</text:p>
      <text:p text:style-name="P2">(050) SynStrings1</text:p>
      <text:p text:style-name="P2">(051) SynStrings2</text:p>
      <text:p text:style-name="P2">(052) ChoirAahs</text:p>
      <text:p text:style-name="P2">(053) VoiceOohs</text:p>
      <text:p text:style-name="P2">(054) SynVox</text:p>
      <text:p text:style-name="P2">(055) OrchestraHit</text:p>
      <text:p text:style-name="P2">(056) Trumpet</text:p>
      <text:p text:style-name="P2">(057) Trombone</text:p>
      <text:p text:style-name="P2">(058) Tuba</text:p>
      <text:p text:style-name="P2">(059) MutedTrumpet</text:p>
      <text:p text:style-name="P2">(060) FrenchHorns</text:p>
      <text:p text:style-name="P2">(061) Brass1</text:p>
      <text:p text:style-name="P2">(062) SynthBrass1</text:p>
      <text:p text:style-name="P2">(063) SynthBrass2</text:p>
      <text:p text:style-name="P1"/>
      <text:p text:style-name="P3">Right button</text:p>
      <text:p text:style-name="P2">(000) SopranoSax</text:p>
      <text:p text:style-name="P2">(001) AltoSax</text:p>
      <text:p text:style-name="P2">(002) TenorSax</text:p>
      <text:p text:style-name="P2">(003) BaritoneSax</text:p>
      <text:p text:style-name="P2">(004) Oboe</text:p>
      <text:p text:style-name="P2">(005) EnglishHorn</text:p>
      <text:p text:style-name="P2">(006) Bassoon</text:p>
      <text:p text:style-name="P2">(007) Clarinet</text:p>
      <text:p text:style-name="P2">(008) Piccolo</text:p>
      <text:p text:style-name="P2">(009) Flute</text:p>
      <text:p text:style-name="P2">(010) Recorder</text:p>
      <text:p text:style-name="P2">(011) PanFlute</text:p>
      <text:p text:style-name="P2">(012) BottleBlow</text:p>
      <text:p text:style-name="P2">(013) Shakuhachi</text:p>
      <text:p text:style-name="P2">(014) Whistle</text:p>
      <text:p text:style-name="P2">(015) Ocarina</text:p>
      <text:p text:style-name="P2">(016) SquareWave</text:p>
      <text:p text:style-name="P2">(017) SawWave</text:p>
      <text:p text:style-name="P2">(018) SynCalliope</text:p>
      <text:p text:style-name="P2">(019) ChifferLead</text:p>
      <text:p text:style-name="P2">(020) Charang</text:p>
      <text:p text:style-name="P2">(021) SoloVox</text:p>
      <text:p text:style-name="P2">(022) FifthSawWave</text:p>
      <text:p text:style-name="P2">(023) BassLead</text:p>
      <text:p text:style-name="P2">(024) Fantasia</text:p>
      <text:p text:style-name="P2">(025) WarmPad</text:p>
      <text:p text:style-name="P2">(026) Polysynth</text:p>
      <text:p text:style-name="P2">(027) SpaceVoice</text:p>
      <text:p text:style-name="P2">(028) BowedGlass</text:p>
      <text:p text:style-name="P2">(029) MetalPad</text:p>
      <text:p text:style-name="P2">(030) HaloPad</text:p>
      <text:p text:style-name="P2">(031) SweepPad</text:p>
      <text:p text:style-name="P2">(032) IceRain</text:p>
      <text:p text:style-name="P2">(033) Soundtrack</text:p>
      <text:p text:style-name="P2">(034) Crystal</text:p>
      <text:p text:style-name="P2">(035) Atmosphere</text:p>
      <text:p text:style-name="P2">(036) Brightness</text:p>
      <text:p text:style-name="P2">(037) Goblin</text:p>
      <text:p text:style-name="P2">(038) EchoDrops</text:p>
      <text:p text:style-name="P2">(039) StarTheme</text:p>
      <text:p text:style-name="P2">(040) Sitar</text:p>
      <text:p text:style-name="P2">(041) Banjo</text:p>
      <text:p text:style-name="P2">(042) Shamisen</text:p>
      <text:p text:style-name="P2">(043) Koto</text:p>
      <text:p text:style-name="P2">(044) Kalimba</text:p>
      <text:p text:style-name="P2">(045) Bagpipe</text:p>
      <text:p text:style-name="P2">(046) Fiddle</text:p>
      <text:p text:style-name="P2">(047) Shanai</text:p>
      <text:p text:style-name="P2">(048) TinkleBell</text:p>
      <text:p text:style-name="P2">(049) Agogo</text:p>
      <text:p text:style-name="P2">(050) SteelDrums</text:p>
      <text:p text:style-name="P2">(051) Woodblock (<text:span text:style-name="T1">missing</text:span>)</text:p>
      <text:p text:style-name="P2">(052) Taiko</text:p>
      <text:p text:style-name="P2">(053) MeloTom1</text:p>
      <text:p text:style-name="P2">(054) SynthDrum</text:p>
      <text:p text:style-name="P2">(055) ReverseCym</text:p>
      <text:p text:style-name="P2">(056) gt fret noise (<text:span text:style-name="T1">missing</text:span>)</text:p>
      <text:p text:style-name="P2">(057) BreathNoise</text:p>
      <text:p text:style-name="P2">(058) Seashore</text:p>
      <text:p text:style-name="P2">(059) Bird</text:p>
      <text:p text:style-name="P2">(060) Telephone1</text:p>
      <text:p text:style-name="P2">(061) Helicopter</text:p>
      <text:p text:style-name="P2">(062) Applause</text:p>
      <text:p text:style-name="P2">(063) Gun Shot (<text:span text:style-name="T1">missing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columns fo:column-count="3">
          <style:column style:rel-width="3488*" fo:start-indent="0cm" fo:end-indent="0cm"/>
          <style:column style:rel-width="3488*" fo:start-indent="0cm" fo:end-indent="0cm"/>
          <style:column style:rel-width="3490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k Svensson</meta:initial-creator>
    <meta:creation-date>2021-06-14T12:07:16.35</meta:creation-date>
    <dc:date>2021-06-14T12:34:10.33</dc:date>
    <dc:creator>Jannik Svensson</dc:creator>
    <meta:editing-duration>PT13M41S</meta:editing-duration>
    <meta:editing-cycles>1</meta:editing-cycles>
    <meta:generator>OpenOffice/4.1.7$Win32 OpenOffice.org_project/417m1$Build-9800</meta:generator>
    <meta:printed-by>Jannik Svensson</meta:printed-by>
    <meta:print-date>2021-06-14T12:22:35.62</meta:print-date>
    <meta:document-statistic meta:table-count="0" meta:image-count="0" meta:object-count="0" meta:page-count="1" meta:paragraph-count="130" meta:word-count="267" meta:character-count="1904"/>
  </office:meta>
</office:document-meta>
</file>